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fo:language="en" fo:country="US"/>
    </style:style>
    <style:style style:name="P2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3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4" style:parent-style-name="Normal" style:family="paragraph">
      <style:text-properties fo:font-weight="bold" style:font-weight-asian="bold" fo:font-size="12pt" style:font-size-asian="12pt" fo:language="en" fo:country="US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6" style:parent-style-name="Normal" style:family="paragraph">
      <style:text-properties fo:font-weight="bold" style:font-weight-asian="bold" fo:font-size="12pt" style:font-size-asian="12pt" fo:language="en" fo:country="US"/>
    </style:style>
    <style:style style:name="P7" style:parent-style-name="Normal" style:family="paragraph">
      <style:text-properties fo:font-weight="bold" style:font-weight-asian="bold" fo:font-size="12pt" style:font-size-asian="12pt" fo:language="en" fo:country="US"/>
    </style:style>
    <style:style style:name="P8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9" style:parent-style-name="Normal" style:family="paragraph">
      <style:text-properties fo:font-weight="bold" style:font-weight-asian="bold" fo:font-size="12pt" style:font-size-asian="12pt" fo:language="en" fo:country="US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11" style:parent-style-name="Normal" style:family="paragraph">
      <style:text-properties fo:font-weight="bold" style:font-weight-asian="bold" fo:font-size="12pt" style:font-size-asian="12pt" fo:language="en" fo:country="US"/>
    </style:style>
    <style:style style:name="P12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13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14" style:parent-style-name="Normal" style:family="paragraph">
      <style:text-properties fo:font-weight="bold" style:font-weight-asian="bold" fo:font-size="12pt" style:font-size-asian="12pt" fo:language="en" fo:country="US"/>
    </style:style>
    <style:style style:name="P15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16" style:parent-style-name="Normal" style:family="paragraph">
      <style:text-properties fo:font-weight="bold" style:font-weight-asian="bold" fo:font-size="12pt" style:font-size-asian="12pt" fo:language="en" fo:country="US"/>
    </style:style>
    <style:style style:name="P17" style:parent-style-name="ListParagraph" style:list-style-name="LFO1" style:family="paragraph">
      <style:text-properties fo:font-size="12pt" style:font-size-asian="12pt" fo:language="en" fo:country="US"/>
    </style:style>
    <style:style style:name="P18" style:parent-style-name="Normal" style:family="paragraph">
      <style:text-properties fo:font-weight="bold" style:font-weight-asian="bold" fo:font-size="12pt" style:font-size-asian="12pt" fo:language="en" fo:country="US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20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21" style:parent-style-name="Normal" style:family="paragraph">
      <style:text-properties fo:font-weight="bold" style:font-weight-asian="bold" fo:font-size="12pt" style:font-size-asian="12pt" fo:language="en" fo:country="US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24" style:parent-style-name="Normal" style:family="paragraph">
      <style:text-properties fo:font-weight="bold" style:font-weight-asian="bold" fo:font-size="12pt" style:font-size-asian="12pt" fo:language="en" fo:country="US"/>
    </style:style>
    <style:style style:name="P25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  <style:style style:name="P26" style:parent-style-name="Normal" style:family="paragraph">
      <style:text-properties fo:font-weight="bold" style:font-weight-asian="bold" fo:font-size="12pt" style:font-size-asian="12pt" fo:language="en" fo:country="US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2pt" style:font-size-asian="12pt" fo:language="en" fo:country="US"/>
    </style:style>
  </office:automatic-styles>
  <office:body>
    <office:text text:use-soft-page-breaks="true">
      <text:p text:style-name="P1">1.<text:s/></text:p>
      <text:p text:style-name="P2"><text:s/>- kiểm tra xem nếu giá trị của grade nằm trong khoảng [90,100] thì trả về giá trị 1(true), ngược lại trả về false(0).<text:s/></text:p>
      <text:p text:style-name="P3"><text:s/>- Cú pháp sai. Sửa lại: bool isA = (90 &lt;= grade &amp;&amp; grade &lt;= 100);</text:p>
      <text:p text:style-name="P4">2.<text:s/></text:p>
      <text:p text:style-name="P5">- in ra kết quả =0</text:p>
      <text:p text:style-name="P6">3.</text:p>
      <text:p text:style-name="P7">4.<text:s/></text:p>
      <text:p text:style-name="P8">- giá trị là: căn 2 nhân căn 2 = 2</text:p>
      <text:p text:style-name="P9">5.</text:p>
      <text:p text:style-name="P10">- lỗi [Warning] division by zero [-Wdiv-by-zero]</text:p>
      <text:p text:style-name="P11">6.<text:s/></text:p>
      <text:p text:style-name="P12">- double x, cout x thì ra 1 giá trị<text:s/></text:p>
      <text:p text:style-name="P13">- nếu chuyển dòng khai báo ra ngoài hàm main thì kết quả =0</text:p>
      <text:p text:style-name="P14">7.</text:p>
      <text:p text:style-name="P15">- 0, 0.75, 0.75, 0.75</text:p>
      <text:p text:style-name="P16">8.</text:p>
      <text:list text:style-name="LFO1" text:continue-numbering="true">
        <text:list-item>
          <text:p text:style-name="P17">- lỗi [Warning] multi-character character constant [-Wmultichar]</text:p>
        </text:list-item>
      </text:list>
      <text:p text:style-name="P18">9.</text:p>
      <text:p text:style-name="P19">- ko lỗi</text:p>
      <text:p text:style-name="P20">- chỉ tới biến có kiểu dữ liệu char</text:p>
      <text:p text:style-name="P21">10.</text:p>
      <text:p text:style-name="P22">- ko lỗi</text:p>
      <text:p text:style-name="P23">- chỉ tới biến có kiểu dữ liệu int</text:p>
      <text:p text:style-name="P24">11.</text:p>
      <text:p text:style-name="P25">- chưa khai báo biến F</text:p>
      <text:p text:style-name="P26">12.</text:p>
      <text:p text:style-name="P27">- in ra “Here”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border="0in solid #FFFFFF" fo:padding="0.4305in" style:shadow="#000000 0in 0in" fo:margin-bottom="0in" fo:line-height="115%"/>
      <style:text-properties style:font-name="Arial" style:font-name-asian="Arial" style:font-name-complex="Arial" fo:color="#000000" fo:font-size="11pt" style:font-size-asian="11pt" fo:language="e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7875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0021582@vnu.edu.vn</meta:initial-creator>
    <dc:creator>20021582@vnu.edu.vn</dc:creator>
    <meta:creation-date>2021-02-26T00:55:00Z</meta:creation-date>
    <dc:date>2021-02-26T00:56:00Z</dc:date>
    <meta:template xlink:href="Normal" xlink:type="simple"/>
    <meta:editing-cycles>1</meta:editing-cycles>
    <meta:editing-duration>PT60S</meta:editing-duration>
    <meta:document-statistic meta:page-count="1" meta:paragraph-count="1" meta:word-count="96" meta:character-count="645" meta:row-count="4" meta:non-whitespace-character-count="550"/>
  </office:meta>
</office:document-meta>
</file>